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4e58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14e58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 fo:background-color="#ffffff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14e58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/>
      <style:text-properties officeooo:paragraph-rsid="00114e58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14e5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font-weight="bold" officeooo:paragraph-rsid="00114e58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font-weight="bold" officeooo:paragraph-rsid="00114e58" style:font-size-asian="12pt" style:font-weight-asian="bold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114e58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114e58" style:font-size-asian="12pt" style:font-size-complex="12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 fo:background-color="#ffffff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letter-spacing="0.053cm" fo:font-weight="bold" officeooo:paragraph-rsid="00114e58" style:font-size-asian="12pt" style:font-weight-asian="bold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font-weight="bold" officeooo:paragraph-rsid="00114e58" style:font-size-asian="14pt" style:font-weight-asian="bold" style:font-size-complex="14pt" style:font-weight-complex="bold"/>
    </style:style>
    <style:style style:name="P13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center" style:justify-single-word="false" fo:text-indent="0.7cm" style:auto-text-indent="false" style:page-number="auto"/>
      <style:text-properties officeooo:paragraph-rsid="00114e58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14e58"/>
    </style:style>
    <style:style style:name="P15" style:family="paragraph" style:parent-style-name="Standard">
      <style:paragraph-properties fo:margin-top="0cm" fo:margin-bottom="0cm" loext:contextual-spacing="false" fo:line-height="100%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114e58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 style:font-weight-complex="bold"/>
    </style:style>
    <style:style style:name="T6" style:family="text">
      <style:text-properties style:font-name="Times New Roman" fo:font-size="12pt" officeooo:rsid="00114e58" style:font-size-asian="12pt" style:font-size-complex="12pt"/>
    </style:style>
    <style:style style:name="T7" style:family="text">
      <style:text-properties style:font-name="Times New Roman" fo:font-size="12pt" fo:letter-spacing="0.053cm" fo:font-weight="bold" style:font-size-asian="12pt" style:font-weight-asian="bold" style:font-size-complex="12pt"/>
    </style:style>
    <style:style style:name="T8" style:family="text">
      <style:text-properties style:font-name="Times New Roman" fo:font-size="14pt" fo:font-weight="bold" style:font-size-asian="14pt" style:font-weight-asian="bold" style:font-size-complex="14pt" style:font-style-complex="italic" style:font-weight-complex="bold"/>
    </style:style>
    <style:style style:name="T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font-weight="bold" officeooo:rsid="00114e58" style:font-size-asian="14pt" style:font-weight-asian="bold" style:font-size-complex="14pt" style:font-weight-complex="bold"/>
    </style:style>
    <style:style style:name="T11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2" style:family="text">
      <style:text-properties officeooo:rsid="00114e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ГОСУДАР</text:span><text:span text:style-name="T2">СТВЕННОЕ АВТОНОМНОЕ УЧРЕЖДЕНИЕ</text:span></text:p>
      <text:p text:style-name="P5"><text:span text:style-name="T2">ДОПОЛНИТЕЛЬНОГО ПРОФЕССИОНАЛЬНОГО ОБРАЗОВАНИЯ </text:span></text:p>
      <text:p text:style-name="P5"><text:span text:style-name="T2">«АМУРСКИЙ ОБЛАСТНОЙ ИНСТИТУТ РАЗВИТИЯ ОБРАЗОВАНИЯ»</text:span></text:p>
      <text:p text:style-name="P7"/>
      <text:p text:style-name="P14"><text:span text:style-name="T3">Детский технопарк «Кванториум- 28» Амурская область г. Благовещенск</text:span></text:p>
      <text:p text:style-name="P7"/>
      <text:p text:style-name="P9"/>
      <text:p text:style-name="P6"><text:span text:style-name="T4">Рекомендована к утверждению </text:span></text:p>
      <text:p text:style-name="P6"><text:span text:style-name="T4">Научно-методическим советом </text:span></text:p>
      <text:p text:style-name="P6"><text:span text:style-name="T4">ГАУ ДПО «АМиРО» </text:span></text:p>
      <text:p text:style-name="P6"><text:span text:style-name="T4">Директор детского технопарка </text:span></text:p>
      <text:p text:style-name="P6"><text:span text:style-name="T4">«Кванториум-28» г. Благовещенск</text:span></text:p>
      <text:p text:style-name="P11"/>
      <text:p text:style-name="P11"/>
      <text:p text:style-name="P4"><text:span text:style-name="T7">ДОПОЛНИТЕЛЬНАЯ ОБЩЕОБРАЗОВАТЕЛЬНАЯ </text:span></text:p>
      <text:p text:style-name="P3"><text:span text:style-name="T2">ОБЩЕРАЗВИВАЮЩАЯ ПРОГРАММА</text:span></text:p>
      <text:p text:style-name="P8"/>
      <text:p text:style-name="P3"><text:span text:style-name="T8">«Вводный модуль»</text:span></text:p>
      <text:p text:style-name="P12"/>
      <text:p text:style-name="P3"><text:span text:style-name="T9">направление «</text:span><text:span text:style-name="T10">Робо/IT</text:span><text:span text:style-name="T9">»</text:span></text:p>
      <text:p text:style-name="P12"/>
      <text:p text:style-name="P3"><text:span text:style-name="T9">детского технопарка «Кванториум-28»</text:span></text:p>
      <text:p text:style-name="P3"><text:span text:style-name="T9">для детей </text:span><text:span text:style-name="T11">12-17 лет</text:span></text:p>
      <text:p text:style-name="P12"/>
      <text:p text:style-name="P3"><text:span text:style-name="T9">срок реализации программы – 4 месяца</text:span></text:p>
      <text:p text:style-name="P6"><text:span text:style-name="T3"><text:s/></text:span></text:p>
      <text:p text:style-name="P6"><text:span text:style-name="T3">Вид программы: </text:span><text:span text:style-name="T5">типовая</text:span></text:p>
      <text:p text:style-name="P9"/>
      <text:p text:style-name="P6"><text:span text:style-name="T4">Разработал педагог дополнительного образования: <text:s/></text:span><text:span text:style-name="T6">Браун Роман Геннадьевич</text:span></text:p>
      <text:p text:style-name="P9"/>
      <text:p text:style-name="P9"/>
      <text:p text:style-name="P6"><text:span text:style-name="T4">Утверждена на педагогическом совете </text:span></text:p>
      <text:p text:style-name="P6"><text:span text:style-name="T4">«_____» _________ 20___ года </text:span></text:p>
      <text:p text:style-name="P10"/>
      <text:p text:style-name="P10"/>
      <text:p text:style-name="P10"/>
      <text:p text:style-name="P10"/>
      <text:p text:style-name="P10"/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1">г. Свободный</text:span></text:p>
      <text:p text:style-name="P1"><text:span text:style-name="T1">2019 г.</text:span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8T12:56:46.262915694</meta:creation-date>
    <meta:generator>LibreOffice/6.3.2.2$Linux_X86_64 LibreOffice_project/30$Build-2</meta:generator>
    <dc:date>2019-10-18T13:03:51.188738664</dc:date>
    <meta:editing-duration>PT7M10S</meta:editing-duration>
    <meta:editing-cycles>1</meta:editing-cycles>
    <meta:document-statistic meta:table-count="0" meta:image-count="0" meta:object-count="0" meta:page-count="2" meta:paragraph-count="23" meta:word-count="75" meta:character-count="698" meta:non-whitespace-character-count="634"/>
  </office:meta>
</office:document-meta>
</file>